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ectangle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Rectangle (EEZ-GUI)</text:h>
                    <text:list>
                        <text:list-item>
                            <text:h text:style-name="Heading_20_2" text:outline-level="2">Description</text:h>
                        </text:list-item>
                    </text:list>
                </text:list-item>
            </text:list>

            <text:p text:style-name="Standard">This Widget renders a solid rectangle using the background color from the <text:span text:style-name="backtick">Default</text:span> style. It can also be used to render horizontal (if height is 1 pixel)) and vertical lines (if width is 1 pixel).</text:p>

            
                <text:list xml:id="list_Rectangle (EEZ-GUI)2" text:continue-numbering="true" text:continue-list="list_Rectangle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ectangle (EEZ-GUI)3"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ectangle (EEZ-GUI)4" text:continue-numbering="true" text:continue-list="list_Rectangle (EEZ-GUI)3"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Rectangle (EEZ-GUI)5" text:continue-numbering="true" text:continue-list="list_Rectangle (EEZ-GUI)4"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Rectangle (EEZ-GUI)6" text:continue-numbering="true" text:continue-list="list_Rectangle (EEZ-GUI)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Rectangle (EEZ-GUI)7" text:continue-numbering="true" text:continue-list="list_Rectangle (EEZ-GUI)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Rectangle (EEZ-GUI)8" text:continue-numbering="true" text:continue-list="list_Rectangle (EEZ-GUI)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Rectangle (EEZ-GUI)9" text:continue-numbering="true" text:continue-list="list_Rectangle (EEZ-GUI)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Rectangle (EEZ-GUI)10" text:continue-numbering="true" text:continue-list="list_Rectangle (EEZ-GUI)9"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Rectangle (EEZ-GUI)11" text:continue-numbering="true" text:continue-list="list_Rectangle (EEZ-GUI)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Rectangle (EEZ-GUI)12" text:continue-numbering="true" text:continue-list="list_Rectangle (EEZ-GUI)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Rectangle (EEZ-GUI)13" text:continue-numbering="true" text:continue-list="list_Rectangle (EEZ-GUI)1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ectangle (EEZ-GUI)14" text:continue-numbering="true" text:continue-list="list_Rectangle (EEZ-GUI)13"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ectangle (EEZ-GUI)15" text:continue-numbering="true" text:continue-list="list_Rectangle (EEZ-GUI)1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Rectangle (EEZ-GUI)1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ectangle (EEZ-GUI)17" text:continue-numbering="true" text:continue-list="list_Rectangle (EEZ-GUI)1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ectangle (EEZ-GUI)18" text:continue-numbering="true" text:continue-list="list_Rectangle (EEZ-GUI)1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ectangle (EEZ-GUI)19" text:continue-numbering="true" text:continue-list="list_Rectangle (EEZ-GUI)1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